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italic" style:text-underline-style="solid" style:text-underline-width="auto" style:text-underline-color="font-color" officeooo:rsid="000467dc" officeooo:paragraph-rsid="000467dc" style:font-size-asian="35pt" style:font-style-asian="italic" style:font-size-complex="40pt" style:font-style-complex="italic"/>
    </style:style>
    <style:style style:name="P2" style:family="paragraph" style:parent-style-name="Standard"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3" style:family="paragraph" style:parent-style-name="Standard" style:master-page-name="">
      <style:paragraph-properties fo:margin-left="0.5102in" fo:margin-right="0in" fo:text-indent="0in" style:auto-text-indent="false" style:page-number="auto"/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4" style:family="paragraph" style:parent-style-name="Standard">
      <style:paragraph-properties fo:margin-left="0.5102in" fo:margin-right="0in" fo:text-indent="0in" style:auto-text-indent="false"/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5" style:family="paragraph" style:parent-style-name="Standard">
      <style:paragraph-properties fo:margin-left="0.5102in" fo:margin-right="0in" fo:text-indent="0in" style:auto-text-indent="false"/>
      <style:text-properties fo:font-size="14pt" fo:font-style="normal" style:text-underline-style="none" fo:font-weight="normal" officeooo:rsid="000467dc" officeooo:paragraph-rsid="000467d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5102in" fo:margin-right="0in" fo:text-indent="0in" style:auto-text-indent="false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7" style:family="paragraph" style:parent-style-name="Standard" style:master-page-name="">
      <style:paragraph-properties fo:margin-left="0.2291in" fo:margin-right="0in" fo:text-indent="0in" style:auto-text-indent="false" style:page-number="auto"/>
      <style:text-properties fo:font-size="32pt" fo:font-style="normal" style:text-underline-style="none" fo:font-weight="bold" officeooo:rsid="000467dc" officeooo:paragraph-rsid="000467dc" style:font-size-asian="32pt" style:font-style-asian="normal" style:font-weight-asian="bold" style:font-size-complex="32pt" style:font-style-complex="normal" style:font-weight-complex="bold"/>
    </style:style>
    <style:style style:name="P8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32pt" fo:font-style="normal" style:text-underline-style="none" fo:font-weight="bold" officeooo:rsid="000467dc" officeooo:paragraph-rsid="000467dc" style:font-size-asian="32pt" style:font-style-asian="normal" style:font-weight-asian="bold" style:font-size-complex="32pt" style:font-style-complex="normal" style:font-weight-complex="bold"/>
    </style:style>
    <style:style style:name="P9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italic" style:text-underline-style="none" officeooo:rsid="000467dc" officeooo:paragraph-rsid="000467dc" style:font-size-asian="12.25pt" style:font-style-asian="italic" style:font-size-complex="14pt" style:font-style-complex="italic"/>
    </style:style>
    <style:style style:name="P10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4pt" style:font-style-asian="normal" style:font-size-complex="14pt" style:font-style-complex="normal"/>
    </style:style>
    <style:style style:name="P11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font-size="14pt" fo:font-style="italic" style:text-underline-style="none" officeooo:rsid="000467dc" officeooo:paragraph-rsid="000467dc" style:font-size-asian="12.25pt" style:font-style-asian="italic" style:font-size-complex="14pt" style:font-style-complex="italic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font-size="14pt" fo:font-style="normal" style:text-underline-style="none" officeooo:rsid="000467dc" officeooo:paragraph-rsid="000467dc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1in" fo:margin-right="0in" fo:text-indent="0in" style:auto-text-indent="false"/>
      <style:text-properties fo:font-size="14pt" fo:font-style="normal" style:text-underline-style="none" officeooo:rsid="000467dc" officeooo:paragraph-rsid="00062ead" style:font-size-asian="14pt" style:font-style-asian="normal" style:font-size-complex="14pt" style:font-style-complex="normal"/>
    </style:style>
    <style:style style:name="P15" style:family="paragraph" style:parent-style-name="Standard" style:master-page-name="">
      <style:paragraph-properties fo:margin-left="1.0102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margin-left="1.0102in" fo:margin-right="0in" fo:text-indent="0in" style:auto-text-indent="false"/>
      <style:text-properties fo:font-size="14pt" fo:font-style="normal" style:text-underline-style="none" fo:font-weight="normal" officeooo:rsid="000467dc" officeooo:paragraph-rsid="000467d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1.0102in" fo:margin-right="0in" fo:text-indent="0in" style:auto-text-indent="false"/>
      <style:text-properties fo:font-size="14pt" fo:font-style="normal" style:text-underline-style="none" fo:font-weight="normal" officeooo:rsid="000467dc" officeooo:paragraph-rsid="0008fec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1.0102in" fo:margin-right="0in" fo:text-indent="0in" style:auto-text-indent="false"/>
      <style:text-properties fo:font-size="14pt" fo:font-style="normal" style:text-underline-style="none" fo:font-weight="normal" officeooo:rsid="000467dc" officeooo:paragraph-rsid="0008fec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2ead" style:font-weight-asian="bold" style:font-weight-complex="bold"/>
    </style:style>
    <style:style style:name="T3" style:family="text">
      <style:text-properties fo:font-weight="bold" officeooo:rsid="00083d56" style:font-weight-asian="bold" style:font-weight-complex="bold"/>
    </style:style>
    <style:style style:name="T4" style:family="text">
      <style:text-properties fo:font-weight="bold" officeooo:rsid="0008fec9" style:font-weight-asian="bold" style:font-weight-complex="bold"/>
    </style:style>
    <style:style style:name="T5" style:family="text">
      <style:text-properties fo:font-weight="bold" officeooo:rsid="000af3f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2ead" style:font-weight-asian="normal" style:font-weight-complex="normal"/>
    </style:style>
    <style:style style:name="T8" style:family="text">
      <style:text-properties officeooo:rsid="00062ead"/>
    </style:style>
    <style:style style:name="T9" style:family="text">
      <style:text-properties officeooo:rsid="00081cdf"/>
    </style:style>
    <style:style style:name="T10" style:family="text">
      <style:text-properties officeooo:rsid="000af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2"/>
      <text:p text:style-name="P7">JSP</text:p>
      <text:p text:style-name="P3">Escritor</text:p>
      <text:p text:style-name="P9">Página responsável por colher as informações de envio de email (Mensagem, Remetente, Assunto, Servidor, Anexos, etc...)</text:p>
      <text:p text:style-name="P12"/>
      <text:p text:style-name="P12">→ Adicionado 3 inputs de arquivo. Isso será utilizado para permetir anexos locais via HTML.</text:p>
      <text:p text:style-name="P4"/>
      <text:p text:style-name="P8">Servlet</text:p>
      <text:p text:style-name="P4">TratadorDeEnvio</text:p>
      <text:p text:style-name="P15">Servlet responsável por tratar as informações fornecidas pela página <text:span text:style-name="T1">Escritor(JSP)</text:span><text:span text:style-name="T6">. Utiliza essas informações para efetivamente enviar o email desejado pelo usuário. Essa servlet é responsável por qualquer inteligencia feita em cima das informações do usuário.</text:span></text:p>
      <text:p text:style-name="P16"/>
      <text:p text:style-name="P17">→ <text:span text:style-name="T9">Adicionado o método: </text:span><text:span text:style-name="T3">void anexador(</text:span><text:span text:style-name="T4">HttpServletRequest request</text:span><text:span text:style-name="T3">)</text:span></text:p>
      <text:p text:style-name="P17"><text:span text:style-name="T3">→</text:span><text:span text:style-name="T5"> </text:span><text:span text:style-name="T10">Abandonado o método: </text:span><text:span text:style-name="T5">void anexador();</text:span></text:p>
      <text:p text:style-name="P17"><text:span text:style-name="T5">→ </text:span><text:span text:style-name="T10">Adicionado o método: void </text:span><text:span text:style-name="T5">limpaTemporário(HTTPServletRequest);</text:span></text:p>
      <text:p text:style-name="P5"/>
      <text:p text:style-name="P4"/>
      <text:p text:style-name="P8">Banco de Dados</text:p>
      <text:p text:style-name="P4"/>
      <text:p text:style-name="P4">Cadastrado</text:p>
      <text:p text:style-name="P15">Classe responsável por representar os registros da tabela Cadastrado.</text:p>
      <text:p text:style-name="P4">Cadastrados</text:p>
      <text:p text:style-name="P10"><text:bookmark-start text:name="__DdeLink__586_544211998"/>Classe que contém os métodos possíveis em relação a tabela Cadastro no banco de dados.<text:bookmark-end text:name="__DdeLink__586_544211998"/></text:p>
      <text:p text:style-name="P13"/>
      <text:p text:style-name="P14">→<text:span text:style-name="T8"> Adicionado o método: </text:span><text:span text:style-name="T2">getCadastrado(int ID);</text:span></text:p>
      <text:p text:style-name="P14"><text:span text:style-name="T2">→ </text:span><text:span text:style-name="T7">Adicionado a constante: </text:span><text:span text:style-name="T2">private static String _StringSTMT_getCadastado</text:span></text:p>
      <text:p text:style-name="P4"><text:soft-page-break/>Servidor</text:p>
      <text:p text:style-name="P15">Classe responsável por representar os registros da tabela Servidor.</text:p>
      <text:p text:style-name="P4">Servidores</text:p>
      <text:p text:style-name="P10">Classe que contém os métodos possíveis em relação a tabela Servidor no banco de dados.</text:p>
      <text:p text:style-name="P4"/>
      <text:p text:style-name="P4">Conector</text:p>
      <text:p text:style-name="P11">Classe responsável por adminitrar a coneão do servidor com seu banco de dado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4-05-01T14:57:48.500009615</meta:creation-date>
    <dc:date>2014-05-02T15:45:53.635180577</dc:date>
    <dc:creator>rodrigo </dc:creator>
    <meta:editing-duration>PT1H32M50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2" meta:paragraph-count="24" meta:word-count="173" meta:character-count="1241" meta:non-whitespace-character-count="1092"/>
  </office:meta>
</office:document-meta>
</file>